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1919835941009" calcext:value-type="float">
            <text:p>0.1919835941009</text:p>
          </table:table-cell>
          <table:table-cell office:value-type="float" office:value="0.30375426986091" calcext:value-type="float">
            <text:p>0.30375426986091</text:p>
          </table:table-cell>
          <table:table-cell office:value-type="float" office:value="0.135547011247127" calcext:value-type="float">
            <text:p>0.135547011247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274371560173663" calcext:value-type="float">
            <text:p>0.274371560173663</text:p>
          </table:table-cell>
          <table:table-cell office:value-type="float" office:value="0.403922955529415" calcext:value-type="float">
            <text:p>0.403922955529415</text:p>
          </table:table-cell>
          <table:table-cell office:value-type="float" office:value="0.131184608458042" calcext:value-type="float">
            <text:p>0.131184608458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407741212026933" calcext:value-type="float">
            <text:p>0.407741212026933</text:p>
          </table:table-cell>
          <table:table-cell office:value-type="float" office:value="0.521190259826487" calcext:value-type="float">
            <text:p>0.521190259826487</text:p>
          </table:table-cell>
          <table:table-cell office:value-type="float" office:value="0.498715893066955" calcext:value-type="float">
            <text:p>0.498715893066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429308442831088" calcext:value-type="float">
            <text:p>0.429308442831088</text:p>
          </table:table-cell>
          <table:table-cell office:value-type="float" office:value="0.482504550854191" calcext:value-type="float">
            <text:p>0.482504550854191</text:p>
          </table:table-cell>
          <table:table-cell office:value-type="float" office:value="0.402816300380197" calcext:value-type="float">
            <text:p>0.402816300380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style-name="ce1" office:value-type="float" office:value="0.551382346773319" calcext:value-type="float">
            <text:p>0.551382346773319</text:p>
          </table:table-cell>
          <table:table-cell office:value-type="float" office:value="0.403025007111677" calcext:value-type="float">
            <text:p>0.403025007111677</text:p>
          </table:table-cell>
          <table:table-cell office:value-type="float" office:value="0.375115897489365" calcext:value-type="float">
            <text:p>0.375115897489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388407107277854" calcext:value-type="float">
            <text:p>0.388407107277854</text:p>
          </table:table-cell>
          <table:table-cell office:value-type="float" office:value="0.416585910438571" calcext:value-type="float">
            <text:p>0.416585910438571</text:p>
          </table:table-cell>
          <table:table-cell office:value-type="float" office:value="0.37716987627813" calcext:value-type="float">
            <text:p>0.37716987627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8:20:23.193728008</dc:date>
    <meta:editing-duration>PT46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